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Verdana" fo:font-size="18pt" style:font-size-asian="18pt" style:font-size-complex="18pt"/>
    </style:style>
    <style:style style:name="T2" style:family="text">
      <style:text-properties style:font-name="Verdana" fo:font-size="18pt" fo:font-weight="bold" style:font-size-asian="18pt" style:font-weight-asian="bold" style:font-size-complex="18pt"/>
    </style:style>
    <style:style style:name="T3" style:family="text">
      <style:text-properties style:font-name="Verdana" fo:font-size="18pt" fo:font-weight="normal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Pv6</text:span><text:bookmark text:name="Bookmark"/><text:span text:style-name="T2">-Adressen kürzen<text:line-break/><text:line-break/><text:line-break/></text:span><text:span text:style-name="T3">kürzen Sie folgende Ipv6</text:span><text:bookmark text:name="Bookmark1"/><text:span text:style-name="T3">-Adressen nach den erlernten Regeln:<text:line-break/></text:span><text:span text:style-name="T2"><text:line-break/><text:line-break/></text:span><text:span text:style-name="T1">2001:cafe:1234:dffa:0192:0168:0001:0010</text:span></text:p>
      <text:p text:style-name="Standard"><text:span text:style-name="T2"><text:line-break/><text:line-break/><text:line-break/></text:span><text:span text:style-name="T1">2001:00AB:2340:0001:000a:000B:000C:000D<text:line-break/><text:line-break/><text:line-break/><text:line-break/>2001:0000:abcd:1234:0000:0000:0000:0001</text:span><text:span text:style-name="T2"><text:line-break/><text:line-break/><text:line-break/><text:line-break/></text:span><text:span text:style-name="T1">2001:0000:0000:abcd:0000:0000:0000:000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</meta:initial-creator>
    <meta:editing-cycles>3</meta:editing-cycles>
    <meta:creation-date>2019-12-10T10:11:00</meta:creation-date>
    <dc:date>2020-05-15T07:24:21.74</dc:date>
    <meta:editing-duration>PT12M37S</meta:editing-duration>
    <meta:generator>OpenOffice/4.1.7$Win32 OpenOffice.org_project/417m1$Build-9800</meta:generator>
    <meta:print-date>2020-05-15T07:23:31.83</meta:print-date>
    <meta:document-statistic meta:table-count="0" meta:image-count="0" meta:object-count="0" meta:page-count="1" meta:paragraph-count="2" meta:word-count="14" meta:character-count="2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